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officeooo:rsid="001e4f59" officeooo:paragraph-rsid="001e4f59" style:font-size-asian="12pt" style:font-size-complex="12pt"/>
    </style:style>
    <style:style style:name="P2" style:family="paragraph" style:parent-style-name="Text_20_body">
      <style:text-properties officeooo:paragraph-rsid="0038edbd"/>
    </style:style>
    <style:style style:name="P3" style:family="paragraph" style:parent-style-name="Text_20_body">
      <style:paragraph-properties fo:text-align="start" style:justify-single-word="false"/>
      <style:text-properties style:font-name="DejaVu Sans" fo:language="en" fo:country="US" officeooo:rsid="0039595f" officeooo:paragraph-rsid="0039595f"/>
    </style:style>
    <style:style style:name="P4" style:family="paragraph" style:parent-style-name="Text_20_body">
      <style:paragraph-properties fo:text-align="start" style:justify-single-word="false"/>
      <style:text-properties style:font-name="DejaVu Sans" fo:font-size="8pt" fo:language="en" fo:country="US" fo:font-weight="normal" officeooo:paragraph-rsid="0039595f" style:font-size-asian="8pt" style:font-weight-asian="normal" style:font-size-complex="8pt" style:font-weight-complex="normal"/>
    </style:style>
    <style:style style:name="T1" style:family="text">
      <style:text-properties officeooo:rsid="001e4f59"/>
    </style:style>
    <style:style style:name="T2" style:family="text">
      <style:text-properties officeooo:rsid="00243b1d"/>
    </style:style>
    <style:style style:name="T3" style:family="text">
      <style:text-properties officeooo:rsid="00262b85"/>
    </style:style>
    <style:style style:name="T4" style:family="text">
      <style:text-properties officeooo:rsid="002734e1"/>
    </style:style>
    <style:style style:name="T5" style:family="text">
      <style:text-properties officeooo:rsid="0027ea2e"/>
    </style:style>
    <style:style style:name="T6" style:family="text">
      <style:text-properties officeooo:rsid="00280368"/>
    </style:style>
    <style:style style:name="T7" style:family="text">
      <style:text-properties officeooo:rsid="0022638b"/>
    </style:style>
    <style:style style:name="T8" style:family="text">
      <style:text-properties officeooo:rsid="0025025b"/>
    </style:style>
    <style:style style:name="T9" style:family="text">
      <style:text-properties officeooo:rsid="00261eaa"/>
    </style:style>
    <style:style style:name="T10" style:family="text">
      <style:text-properties officeooo:rsid="0026d288"/>
    </style:style>
    <style:style style:name="T11" style:family="text">
      <style:text-properties officeooo:rsid="00284568"/>
    </style:style>
    <style:style style:name="T12" style:family="text">
      <style:text-properties officeooo:rsid="0028ee07"/>
    </style:style>
    <style:style style:name="T13" style:family="text">
      <style:text-properties officeooo:rsid="002d71e4"/>
    </style:style>
    <style:style style:name="T14" style:family="text">
      <style:text-properties officeooo:rsid="0030f09f"/>
    </style:style>
    <style:style style:name="T15" style:family="text">
      <style:text-properties officeooo:rsid="003242cd"/>
    </style:style>
    <style:style style:name="T16" style:family="text">
      <style:text-properties officeooo:rsid="003596ce"/>
    </style:style>
    <style:style style:name="T17" style:family="text">
      <style:text-properties officeooo:rsid="003642dd"/>
    </style:style>
    <style:style style:name="T18" style:family="text">
      <style:text-properties fo:font-style="italic" style:font-style-asian="italic" style:font-style-complex="italic"/>
    </style:style>
    <style:style style:name="T19" style:family="text">
      <style:text-properties fo:font-style="italic" officeooo:rsid="003242cd" style:font-style-asian="italic" style:font-style-complex="italic"/>
    </style:style>
    <style:style style:name="T20" style:family="text">
      <style:text-properties fo:font-style="italic" officeooo:rsid="00280368" style:font-style-asian="italic" style:font-style-complex="italic"/>
    </style:style>
    <style:style style:name="T21" style:family="text">
      <style:text-properties fo:font-style="normal" style:font-style-asian="normal" style:font-style-complex="normal"/>
    </style:style>
    <style:style style:name="T22" style:family="text">
      <style:text-properties style:font-name="Liberation Serif"/>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weight-asian="normal" style:font-size-complex="12pt" style:font-weight-complex="normal"/>
    </style:style>
    <style:style style:name="T25" style:family="text">
      <style:text-properties style:font-name="Times New Roman" fo:font-size="12pt" fo:font-weight="normal" officeooo:rsid="00648aa0" style:font-size-asian="12pt" style:font-weight-asian="normal" style:font-size-complex="12pt" style:font-weight-complex="normal"/>
    </style:style>
    <style:style style:name="T26" style:family="text">
      <style:text-properties style:font-name="Times New Roman" fo:font-size="12pt" fo:font-weight="normal" officeooo:rsid="0047e790" style:font-size-asian="12pt" style:font-weight-asian="normal" style:font-size-complex="12pt" style:font-weight-complex="normal"/>
    </style:style>
    <style:style style:name="T27"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hind the Smart World' - Introduction </text:h>
      <text:p text:style-name="Standard">%<text:span text:style-name="T17">BY: </text:span>KairUs - Linda Kronman and Andreas Zingerle <text:s/></text:p>
      <text:p text:style-name="Text_20_body"/>
      <text:p text:style-name="Text_20_body">The smart world. Created by <text:span text:style-name="T1">policymakers, the advertising world, creative industries, and persuasive UX-designers that portray to us a world of shiny brand new technologies, apps that solve all our daily problems and smart cities collecting big data that will eventually solve all the problems of human kind. If we take a slightly more critical look at our smart world, though, our shiny gadgets become obsolete faster than ever, turning into toxic e-waste; our apps and smart cities have turned into an effective all-encompassing surveillance apparatus, and we have no idea who is collecting our data, who accesses it, and where it is stored. There may be issues that the smart world can solve, but at the same time, it raises new problems concerning data breaches, data privacy, data ownership and electronic waste. In this publication researchers and artists unfold some of these issues in three parts: Saving Data, Deleting Data and Resurfacing Data. Each part begins with theoretical texts that address some of the concerns, followed by strategies of artists and activists that expose problematic power structures, creatively reveal how we lost control of our data and offer strategies to deal with our data in this smart world. <text:s text:c="28"/></text:span></text:p>
      <text:p text:style-name="Text_20_body"/>
      <text:h text:style-name="Heading_20_2" text:outline-level="2">Part 1: Saving Data </text:h>
      <text:p text:style-name="Text_20_body">Ctrl-S / Cmd-S, saving our data used to be a conscious act, and we still use this key combination relatively often. When we use our smart phones, computers, tablets or other devices connected to the Internet, our data is increasingly saved without us realizing it. Programs have auto save functions, apps are so user friendly that they spread our data into the celestial clouds, and increasingly our behavior is tracked and saved by unknown third parties. In which ways is our data collected and saved? <text:span text:style-name="T13">Is there any way we can</text:span> know who is collecting our data, where it is saved and what it is used for? Fieke Jansen, researcher at the <text:span text:style-name="T7">'</text:span>Politics of Data<text:span text:style-name="T7">'</text:span> program at <text:span text:style-name="T7">'</text:span>Tactical Tech<text:span text:style-name="T7">'</text:span> writes about the blooming industry of data brokers who track us, collecting our data <text:span text:style-name="T13">to create</text:span> profiles of us that can be sold to those who persuasively lure us to become better consumers. She also offers some practical tips <text:span text:style-name="T13">on</text:span> how to avoid being tracked. Artist Ivar Veermäe continues <text:span text:style-name="T7">to elaborate</text:span> the topic of commercial cloud computing <text:span text:style-name="T13">by</text:span> questioning the rhetorics of IT companies who intentionally ignore the gap between immaterial information and the material <text:span text:style-name="T7">architecture</text:span> supporting it. Data-centers and their supporting <text:span text:style-name="T7">formations</text:span> are the focus of his long-term artistic research <text:span text:style-name="T7">project</text:span> <text:span text:style-name="T18">Center of Doubt</text:span>. Emilio Varvarella suggest<text:span text:style-name="T13">s</text:span> metamorphosis as the <text:span text:style-name="T13">'</text:span>essential goal of survival achieved through countless creative endeavors<text:span text:style-name="T13">'</text:span> as a strategy to resist technological powers. <text:span text:style-name="T7">H</text:span>e illustrates how he plays with the errors of Google Street View in a series of artworks <text:span text:style-name="T2">assembled as</text:span> <text:span text:style-name="T18">THE GOOGLE TRILOGY</text:span><text:span text:style-name="T21">.</text:span> <text:span text:style-name="T2">Obfuscation</text:span> <text:span text:style-name="T2">as a </text:span>strategy to resist the apparatus that is constantly tracking us is offered by artist Leo S<text:span text:style-name="T2">e</text:span>lvaggio, who reflects on <text:span text:style-name="T13">the problematic issue</text:span> of facial recognition in surveillance. Leo's <text:span text:style-name="T18">URME Surveillance</text:span> project gives the public a chance to hide behind a 3D prosthetic of his face. When <text:span text:style-name="T11">Leo's</text:span> faces appear in several locations at the same time, the ability to identify people through facial recognition system<text:span text:style-name="T13">s</text:span> is questioned. Even if this strategy might be rather problematic in the long run, it reveals yet another way <text:span text:style-name="T13">in which</text:span> our data is continuously saved by others, in this <text:soft-page-break/>case as images, locations and times, waiting to be connected to the rest of our profile. <text:s/></text:p>
      <text:p text:style-name="P1"/>
      <text:h text:style-name="Heading_20_2" text:outline-level="2">Part 2: Deleting Data </text:h>
      <text:p text:style-name="P2">The second part of this publication still continues to reflect on 'the way we save ourselves'. Writer and artist Marloes de Valk <text:span text:style-name="T14">asks</text:span>: What will remain of our <text:span text:style-name="T14">compulsive</text:span> fetish of saving everything? In her article the consequences of saving data without the ability to delet<text:span text:style-name="T14">e</text:span> it start to unfold. <text:span text:style-name="T14">S</text:span>he describes some <text:span text:style-name="T14">effects</text:span> of our 'information-hungry lifestyles', <text:span text:style-name="T12">such </text:span>as the toxic lakes in China and e-waste dumped in developing countries. Yvonne <text:span text:style-name="T16">Volkart</text:span> continues on the topic of <text:span text:style-name="T2">e-</text:span>waste, focusing <text:span text:style-name="T14">e</text:span>specially on recycle and reuse paths of smart-phones. What happens to our old phones, when upgrade to yet another model? When our electronics start their journey as waste for us, they might still be of use for others. Before we drop our smart-phone in the recycle bin or sell our computer parts online, we might want to delete the data on them. In Audrey Samson<text:span text:style-name="T14">'</text:span>s interview we learn that deleting data is far more complicated than emptying the trash bin or rese<text:span text:style-name="T2">t</text:span>ting our phones to factory presets. In <text:span text:style-name="T2">her</text:span> works data is deleted by physically destroying the storage medium or concealing it, making it impossible to access. Destruction is the only 100% effective way of data erasure. Data recovery takes time, requires expertise and spare parts, but it has been proven possible in many cases. Though Audrey's artworks are symbolic 'data funerals', she also brings forth the problem of deleting data online. She <text:span text:style-name="T14">explains</text:span> some of the current policies <text:span text:style-name="T14">for</text:span> how online profiles are managed in case of a person<text:span text:style-name="T14">'</text:span>s death. <text:span text:style-name="T14">Once</text:span> our data is uploaded to a server in the cloud, we loose ownership of it; while we are not able <text:span text:style-name="T2">to </text:span>access it, we are also not able to <text:span text:style-name="T8">delete or </text:span>destroy it. Stefan Tiefengraber<text:span text:style-name="T9">'s</text:span> artworks <text:span text:style-name="T14">also deal with</text:span> the materiality of servers in data centers <text:span text:style-name="T14">using destruction, while emphasizing</text:span> how limited our access to them <text:span text:style-name="T14">is at the same time</text:span>. In his artwork <text:span text:style-name="T18">User Generated Server Destruction</text:span> visitors <text:span text:style-name="T14">to</text:span> a website have the rare opportunity to physically damage the server on which the website is hosted. The website goes off-line when the hammers installed on the server take their toll on it. The works <text:span text:style-name="T14">by</text:span> Audrey and Stefan reveal that the <text:span text:style-name="T9">'</text:span>death of data<text:span text:style-name="T9">'</text:span> leaves a <text:span text:style-name="T9">material </text:span>corpse behind. A rather toxic corpse, <text:span text:style-name="T14">in fact,</text:span> that does not decay easily, containing <text:span text:style-name="T9">rare </text:span>minerals and chemicals, some <text:span text:style-name="T14">even</text:span> <text:span text:style-name="T9">valuable</text:span> to mine. This <text:span text:style-name="T9">'</text:span>urban mining<text:span text:style-name="T9">'</text:span> can be an effective way of reusing materials, but it can also be a health hazard and an ecological disaster when not done properly. The essays in this chapter connect the seemingly immaterial information, the ones and zeros of our data, to their material containers. Whereas the cloud suggests an unlimited capacity of storage space, one wonders where do the data centers go to die? <text:s text:c="11"/></text:p>
      <text:p text:style-name="Text_20_body"><text:s text:c="31"/></text:p>
      <text:p text:style-name="Text_20_body">Part 3: Resurfacing Data </text:p>
      <text:p text:style-name="Text_20_body">As the prior parts of the publication <text:span text:style-name="T15">show</text:span>, we live in a time when everything is saved, and this data is very hard to delete. When we share our data online, <text:span text:style-name="T11">it </text:span>often <text:span text:style-name="T3">ends up being</text:span> backed-up, duplicated, shared further and sold for profit. Traces of our data can therefore resurface in a number of places, <text:span text:style-name="T15">as</text:span> is made clear in <text:span text:style-name="T3">the article by</text:span> computer forensic expert Dr. Michael Sonntag, <text:span text:style-name="T3">who</text:span> writes about third person data, data that is collected and stored with <text:span text:style-name="T10">our unwitting</text:span> <text:span text:style-name="T10">consent</text:span>. He also outlines what personal data of <text:span text:style-name="T15">ours</text:span> exist<text:span text:style-name="T10">s</text:span> and in wh<text:span text:style-name="T10">ich</text:span> context it <text:span text:style-name="T10">can</text:span> resurface. We also carry an increasing number of items on us that stor<text:span text:style-name="T10">e</text:span> <text:span text:style-name="T10">personal</text:span> data. Do we make efforts to delete th<text:span text:style-name="T11">e</text:span> data on an old mobile phone before we hand it in for recycling, what about an old computer hard-drive, one that <text:soft-page-break/>we might not be able to <text:span text:style-name="T10">boot</text:span> any more? What if we delete the data on the hard-drive, but it is not actually deleted? As <text:span text:style-name="T15">discussed </text:span>in the previous chapter, data is only effectively deleted if it <text:span text:style-name="T4">is</text:span> <text:span text:style-name="T4">physically </text:span>destroyed. But there <text:span text:style-name="T4">are</text:span> a lot of 'zombie hard-drives' resurfacing at flea markets, in containers shipped as donations to developing countries or at e-waste dumps. <text:span text:style-name="T15">Which</text:span> data resurfaces? Can it be <text:span text:style-name="T4">re-</text:span>used or abused? These were some of the initial questions we had when we bought 22 hard drives in Ghana at one of the biggest e-waste dumps in the world. <text:span text:style-name="T15">The</text:span> essay <text:span text:style-name="T18">Behind the Smart World ArtLab – artistic strategies to deal with resurfacing data</text:span> <text:span text:style-name="T15">recounts</text:span> the journey of these hard drives and how artist<text:span text:style-name="T4">s</text:span> in an ArtLab dealt <text:span text:style-name="T4">creatively </text:span>with the data on them. <text:span text:style-name="T4">Most</text:span> of the data on such hard drives is information junk, waste of its <text:span text:style-name="T15">own </text:span>kind, yet personal data on these hard-drives raise a lot of ethical questions: Who owns the data? Can the data be <text:span text:style-name="T4">(ab)</text:span>used? Are we <text:span text:style-name="T4">invading</text:span> people<text:span text:style-name="T15">'</text:span>s privacy just by looking at the data? Artist Michaela Lakova <text:span text:style-name="T15">invites</text:span> the audience <text:span text:style-name="T4">to deal</text:span> with these ethical question<text:span text:style-name="T4">s</text:span> in her installation <text:span text:style-name="T18">DEL?No,wait!REW</text:span>. <text:span text:style-name="T11">In t</text:span>his installation data is recovered from hard drives bought <text:span text:style-name="T15">from</text:span> fle<text:span text:style-name="T4">a </text:span>markets, <text:span text:style-name="T4">and </text:span>the visitor <text:span text:style-name="T15">is confronted with the dilemma</text:span> <text:span text:style-name="T15">of</text:span> either delet<text:span text:style-name="T15">ing</text:span> the file forever or post<text:span text:style-name="T15">ing</text:span> it on the <text:span text:style-name="T4">I</text:span>nternet. In addition to this, Michaela <text:span text:style-name="T5">explains</text:span> about her other projects concerning <text:span text:style-name="T6">the </text:span>recovery of data and storage mediums. Data is saved, duplicated, cloned, shared and published <text:span text:style-name="T15">for</text:span> different motives. Most of us would agree that spam mails and fake websites used for fraud <text:span text:style-name="T15">should</text:span> be categorized as the junk of <text:span text:style-name="T6">I</text:span>nternet traffic. It is estimated that <text:span text:style-name="T15">fake websites make up </text:span>around 20% of the entire <text:span text:style-name="T15">W</text:span>orld <text:span text:style-name="T15">W</text:span>ide <text:span text:style-name="T15">W</text:span>eb, <text:span text:style-name="T15">and</text:span> they are often clones and copies of sites published elsewhere. This type of resurfacing data is the focus of the last article <text:span text:style-name="T18">Strategies of Net-activists </text:span><text:span text:style-name="T19">A</text:span><text:span text:style-name="T18">gainst </text:span><text:span text:style-name="T19">P</text:span><text:span text:style-name="T18">hishing and </text:span><text:span text:style-name="T19">F</text:span><text:span text:style-name="T18">ake </text:span><text:span text:style-name="T19">B</text:span><text:span text:style-name="T18">usiness </text:span><text:span text:style-name="T20">Websites</text:span>, in which we illustrate how open source intelligence tools can be used to report websites suspected for fraud and eventually <text:span text:style-name="T15">have them </text:span>blocked by their hosting providers. <text:span text:style-name="T15">Nevertheless,</text:span> when one domain is blocked, the same website often resurfaces under yet another slightly different domain name. This phenomena is also clearly visible in the artwork <text:span text:style-name="T18">Megacorp.</text:span> that visualizes a collection of 1000 fake companies. </text:p>
      <text:p text:style-name="Text_20_body"/>
      <text:p text:style-name="P4">% --Biography -------------------------------------</text:p>
      <text:p text:style-name="P3"><text:span text:style-name="T22"><text:line-break/></text:span><text:span text:style-name="T23">KairUs</text:span><text:span text:style-name="T24"> is a collective of two artists, Linda Kronman (</text:span><text:span text:style-name="T25">FI</text:span><text:span text:style-name="T24">) and Andreas Zingerle (A</text:span><text:span text:style-name="T25">T</text:span><text:span text:style-name="T24">). Our work focuses on human computer and computer mediated human-human interaction with a special interest in transmedia and interactive storytelling. Since 2010 we have worked with the </text:span><text:span text:style-name="T26">theme</text:span><text:span text:style-name="T24"> of </text:span><text:span text:style-name="T26">I</text:span><text:span text:style-name="T24">nternet fraud and online scams,</text:span><text:span text:style-name="T27"> constantly shifting our focus and therefore approaching the theme from a number of perspectives, such as data security, data privacy, ethics of vigilante communities, narratives of scam e-mails, and technologies in relation to fra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7:25:26.677010000</meta:creation-date>
    <dc:date>2015-12-10T18:20:29.124233576</dc:date>
    <meta:editing-duration>PT2H31M8S</meta:editing-duration>
    <meta:editing-cycles>21</meta:editing-cycles>
    <meta:generator>LibreOffice/4.2.8.2$Linux_X86_64 LibreOffice_project/420m0$Build-2</meta:generator>
    <meta:document-statistic meta:table-count="0" meta:image-count="0" meta:object-count="0" meta:page-count="3" meta:paragraph-count="12" meta:word-count="1682" meta:character-count="10209" meta:non-whitespace-character-count="8456"/>
  </office:meta>
</office:document-meta>
</file>